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text-properties fo:font-size="12pt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Anschrift]</text:p>
      <text:p text:style-name="P1"/>
      <text:p text:style-name="P1"/>
      <text:p text:style-name="P1"/>
      <text:p text:style-name="P1"/>
      <text:p text:style-name="P1">[Anschrift Einwohnermelde-Amt]</text:p>
      <text:p text:style-name="P1"/>
      <text:p text:style-name="P1"/>
      <text:p text:style-name="P1"/>
      <text:p text:style-name="P3">[Wohnort, Datum]</text:p>
      <text:p text:style-name="P1"><text:s/></text:p>
      <text:p text:style-name="P2">Widerspruch Datenübermittlungen und Auskunftserteilungen</text:p>
      <text:p text:style-name="P1"/>
      <text:p text:style-name="P1">Sehr geehrte Damen und Herren,<text:line-break/><text:line-break/>hiermit widerspreche ich allen möglichen Datenübermittlungen und Auskunftserteilungen. Insbesondere widerspreche ich der Weitergabe meiner Daten an:<text:line-break/><text:line-break/>a) Parteien und Wählergruppen, Mitglieder parlamentarischer Vertretungskörperschaften und Bewerber für diese<text:line-break/>b) an Presse und Rundfunk über Alters- und Ehejubiläen<text:line-break/>c) an Adressbuchverlage<text:line-break/>d) an Religionsgemeinschaften und deren Angehörige<text:line-break/><text:line-break/>Ferner untersage ich eine Weitergabe meiner Daten im Rahmen von einfachen Melderegisterauskünften im Wege des automatisierten Abrufs über das Internet.<text:line-break/></text:p>
      <text:p text:style-name="P1">Bitte schicken Sie mir hierzu eine schriftliche Bestätigung z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>Mit freundlichen Grüßen</text:p>
      <text:p text:style-name="P1"/>
      <text:p text:style-name="P1"/>
      <text:p text:style-name="P1"/>
      <text:p text:style-name="P1"/>
      <text:p text:style-name="P1"/>
      <text:p text:style-name="P1">[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bastian Schuster</meta:initial-creator>
    <meta:creation-date>2009-06-11T15:54:59.61</meta:creation-date>
    <meta:printed-by>Sebastian Schuster</meta:printed-by>
    <meta:print-date>2009-06-11T15:59:31.07</meta:print-date>
    <dc:date>2009-06-11T16:00:50.46</dc:date>
    <dc:creator>Sebastian Schuster</dc:creator>
    <meta:editing-duration>PT00H04M48S</meta:editing-duration>
    <meta:editing-cycles>1</meta:editing-cycles>
    <meta:generator>OpenOffice.org/3.0$Win32 OpenOffice.org_project/300m15$Build-9379</meta:generator>
    <meta:document-statistic meta:table-count="0" meta:image-count="0" meta:object-count="0" meta:page-count="1" meta:paragraph-count="10" meta:word-count="171" meta:character-count="1419"/>
  </office:meta>
</office:document-meta>
</file>